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p text:style-name="H1">CAPA</text:p>
      <text:p text:style-name="P1">- APRESENTACAO DE ARQUITETURA - Projeto HardList</text:p>
      <text:p text:style-name="P1">- Aplicativo inteligente para listas de compras com suporte offline e sincronizacao em nuvem.</text:p>
      <text:p text:style-name="P1">- Data: 08/04/2026</text:p>
      <text:p text:style-name="P1">- Versao: v1.0</text:p>
      <text:p text:style-name="P1">- Equipe:</text:p>
      <text:p text:style-name="P1">- Claudiano Goiana</text:p>
      <text:p text:style-name="P1">- Jonatan Filipe</text:p>
      <text:p text:style-name="P1">- Tárcito Luã</text:p>
      <text:p text:style-name="P1"/>
      <text:p text:style-name="H1">Introducao</text:p>
      <text:p text:style-name="P1">- O HardList e um aplicativo Flutter para gestao de listas de compras com foco em praticidade no uso diario.</text:p>
      <text:p text:style-name="P1">- A solucao combina armazenamento local (SQLite) e recursos de nuvem (Supabase) para permitir uso offline e compartilhamento.</text:p>
      <text:p text:style-name="P1"/>
      <text:p text:style-name="H1">Finalidade</text:p>
      <text:p text:style-name="P1">- Apresentar a visao arquitetural do sistema HardList e os requisitos que guiam seu desenvolvimento.</text:p>
      <text:p text:style-name="P1">- Consolidar base tecnica para implementacao, manutencao e evolucao do produto.</text:p>
      <text:p text:style-name="P1"/>
      <text:p text:style-name="H1">Escopo</text:p>
      <text:p text:style-name="P1">- Inclui: autenticacao, gerenciamento de listas e produtos, historico de compras, visualizacao de despesas e compartilhamento de listas.</text:p>
      <text:p text:style-name="P1">- Nao inclui: marketplace, pagamentos online e recomendacao por IA nesta versao.</text:p>
      <text:p text:style-name="P1"/>
      <text:p text:style-name="H1">Definicoes, Acronimos e Abreviacoes</text:p>
      <text:p text:style-name="P1">- CRUD: Create, Read, Update, Delete.</text:p>
      <text:p text:style-name="P1">- RLS: Row Level Security (controle de acesso por linha no banco).</text:p>
      <text:p text:style-name="P1">- SDK: Software Development Kit.</text:p>
      <text:p text:style-name="P1">- UI/UX: Interface e experiencia do usuario.</text:p>
      <text:p text:style-name="P1"/>
      <text:p text:style-name="H1">Referencias</text:p>
      <text:p text:style-name="P1">- Flutter Documentation: https://docs.flutter.dev</text:p>
      <text:p text:style-name="P1">- Supabase Documentation: https://supabase.com/docs</text:p>
      <text:p text:style-name="P1">- Documentos internos do projeto (pasta documentos e supabase/migrations).</text:p>
      <text:p text:style-name="P1"/>
      <text:p text:style-name="H1">Representacao Arquitetural</text:p>
      <text:p text:style-name="P1">- Arquitetura em camadas com separacao entre apresentacao (screens/widgets), dados locais (SQLite) e servicos de nuvem (Supabase).</text:p>
      <text:p text:style-name="P1">- Padrao de estado com Provider para tema e controle de comportamento global da aplicacao.</text:p>
      <text:p text:style-name="P1"/>
      <text:p text:style-name="H1">Requisitos do Sistema</text:p>
      <text:p text:style-name="P1">- Aplicacao mobile multiplataforma baseada em Flutter.</text:p>
      <text:p text:style-name="P1">- Persistencia local para funcionamento offline e sincronizacao cloud para compartilhamento.</text:p>
      <text:p text:style-name="P1"/>
      <text:p text:style-name="H1">Requisitos de usuario</text:p>
      <text:p text:style-name="P1">- Cadastrar, editar e remover listas de compras.</text:p>
      <text:p text:style-name="P1">- Adicionar produtos por categoria e acompanhar progresso da compra.</text:p>
      <text:p text:style-name="P1">- Visualizar historico e gastos por categoria.</text:p>
      <text:p text:style-name="P1">- Compartilhar e baixar listas entre usuarios autenticados.</text:p>
      <text:p text:style-name="P1"/>
      <text:p text:style-name="H1">Requisitos funcionais</text:p>
      <text:p text:style-name="P1">- RF01: Cadastro e autenticacao de usuario via Supabase.</text:p>
      <text:p text:style-name="P1">- RF02: Criacao e gerenciamento de listas e produtos localmente.</text:p>
      <text:p text:style-name="P1">- RF03: Registro de historico de compras com itens e valores.</text:p>
      <text:p text:style-name="P1">- RF04: Geracao de visao de despesas em graficos.</text:p>
      <text:p text:style-name="P1">- RF05: Compartilhamento de listas na nuvem e download por outros usuarios.</text:p>
      <text:p text:style-name="P1"/>
      <text:p text:style-name="H1">Requisitos nao funcionais</text:p>
      <text:p text:style-name="P1">- RNF01: Tempo de resposta adequado para navegacao e operacoes comuns.</text:p>
      <text:p text:style-name="P1">- RNF02: Usabilidade com interface clara em tema claro/escuro.</text:p>
      <text:p text:style-name="P1">- RNF03: Seguranca de dados com politicas de acesso no Supabase (RLS).</text:p>
      <text:p text:style-name="P1">- RNF04: Portabilidade para Android, iOS, Windows, Linux e Web.</text:p>
      <text:p text:style-name="P1"/>
      <text:p text:style-name="H1">Requisitos e restricoes arquiteturais</text:p>
      <text:p text:style-name="P1">- Uso obrigatorio de Flutter (frontend), SQLite (offline) e Supabase (backend cloud).</text:p>
      <text:p text:style-name="P1">- Variaveis sensiveis (URL e anon key) devem ser injetadas por --dart-define.</text:p>
      <text:p text:style-name="P1">- Integracao cloud depende da existencia da tabela listas_compartilhadas no Supabase.</text:p>
      <text:p text:style-name="P1"/>
      <text:p text:style-name="H1">Rastreabilidade</text:p>
      <text:p text:style-name="P1">- Matriz de rastreabilidade conecta requisitos, casos de uso e componentes arquiteturais.</text:p>
      <text:p text:style-name="P1">- Exemplo: RF05 (compartilhar lista) -&gt; UC Compartilhar Lista -&gt; modulo banco_local + tela de listas recebidas + tabela cloud.</text:p>
      <text:p text:style-name="P1"/>
      <text:p text:style-name="H1">Requisitos -&gt; Casos de Uso -&gt; Arquitetura</text:p>
      <text:p text:style-name="P1">- RF01 -&gt; UC Login/Registro -&gt; main.dart + telas login/register + Supabase Auth.</text:p>
      <text:p text:style-name="P1">- RF03 -&gt; UC Finalizar Compra -&gt; historico em SQLite + telas de historico.</text:p>
      <text:p text:style-name="P1">- RF05 -&gt; UC Compartilhar/Receber Lista -&gt; metodos cloud em banco_local + received_lists_screen.</text:p>
      <text:p text:style-name="P1"/>
      <text:p text:style-name="H1">Visao de Casos de Uso</text:p>
      <text:p text:style-name="P1">- Atores principais: Usuario autenticado.</text:p>
      <text:p text:style-name="P1">- Casos de uso centrais: Gerenciar listas, realizar compra, consultar historico/despesas, compartilhar e baixar listas.</text:p>
      <text:p text:style-name="P1"/>
      <text:p text:style-name="H1">Diagramas de caso de uso</text:p>
      <text:p text:style-name="P1">- Diagrama recomendado com ator Usuario conectado aos casos: Login, Criar Lista, Adicionar Produto, Finalizar Compra, Consultar Historico, Compartilhar Lista, Baixar Lista.</text:p>
      <text:p text:style-name="P1">- Representar tambem relacoes include entre Finalizar Compra e Registrar Historico.</text:p>
      <text:p text:style-name="P1"/>
      <text:p text:style-name="H1">Casos de uso significativos para a arquitetura</text:p>
      <text:p text:style-name="P1">- UC1 - Compartilhar Lista: valida autenticacao, serializa itens e grava no Supabase.</text:p>
      <text:p text:style-name="P1">- UC2 - Baixar Lista Recebida: consulta cloud, importa para banco local e habilita uso offline.</text:p>
      <text:p text:style-name="P1">- UC3 - Finalizar Compra: persiste snapshot em historico para analise posterior.</text:p>
      <text:p text:style-name="P1"/>
      <text:p text:style-name="H1">Visao Logica</text:p>
      <text:p text:style-name="P1">- Camada de apresentacao: telas e widgets em lib/screens e lib/widgets.</text:p>
      <text:p text:style-name="P1">- Camada de dominio/dados: regras de lista/historico e acesso SQLite em lib/dados/banco_local.dart.</text:p>
      <text:p text:style-name="P1">- Camada de integracao: autenticacao e operacoes cloud via Supabase.</text:p>
      <text:p text:style-name="P1"/>
      <text:p text:style-name="H1">Visao geral (pacotes e camadas)</text:p>
      <text:p text:style-name="P1">- Pacotes principais: flutter/material, provider, sqflite, supabase_flutter, pdf/printing.</text:p>
      <text:p text:style-name="P1">- Separacao em modulos: UI (screens/widgets), dados (dados), configuracao global (main/theme_notifier).</text:p>
      <text:p text:style-name="P1"/>
      <text:p text:style-name="H1">Visao de Implementacao</text:p>
      <text:p text:style-name="P1">- Tecnologias: Dart 3, Flutter, SQLite local, Supabase cloud.</text:p>
      <text:p text:style-name="P1">- Organizacao por features em telas e repositorio de dados centralizado em banco_local.</text:p>
      <text:p text:style-name="P1">- Build e execucao com parametros de ambiente para chaves de integracao.</text:p>
      <text:p text:style-name="P1"/>
      <text:p text:style-name="H1">Dimensionamento e Performance</text:p>
      <text:p text:style-name="P1">- Leituras locais em SQLite minimizam latencia para uso cotidiano.</text:p>
      <text:p text:style-name="P1">- Operacoes cloud sao pontuais e voltadas a compartilhamento.</text:p>
      <text:p text:style-name="P1">- Indices e consultas filtradas no Supabase auxiliam escalabilidade inicial.</text:p>
      <text:p text:style-name="P1"/>
      <text:p text:style-name="H1">Qualidade</text:p>
      <text:p text:style-name="P1">- Uso de flutter_lints para padrao de codigo.</text:p>
      <text:p text:style-name="P1">- Tratamento de erros em operacoes cloud com validacoes e fallback local.</text:p>
      <text:p text:style-name="P1">- Recomendacao: ampliar testes de widget e testes de integracao para fluxo de compartilhamento.</text:p>
      <text:p text:style-name="P1"/>
      <text:p text:style-name="H1">Conclusao</text:p>
      <text:p text:style-name="P1">- A arquitetura do HardList atende ao objetivo de combinar usabilidade, operacao offline e colaboracao cloud.</text:p>
      <text:p text:style-name="P1">- O projeto esta maduro para entrega academica, com melhoria principal concentrada na validacao final da configuracao Supabase.</text:p>
      <text:p text:style-name="P1">- Importante: a apresentacao deve ser clara, objetiva e bem distribuida entre os integrantes da equip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P1" style:family="paragraph">
      <style:text-properties fo:font-size="11pt"/>
    </style:style>
    <style:style style:name="H1" style:family="paragraph" style:parent-style-name="Heading">
      <style:text-properties fo:font-weight="bold" fo:font-size="14pt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HardList ODT Generator</meta:generator>
    <dc:title>Apresentacao HardList</dc:title>
  </office:meta>
</office:document-meta>
</file>